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cd2d" officeooo:paragraph-rsid="0018cd2d"/>
    </style:style>
    <style:style style:name="P2" style:family="paragraph" style:parent-style-name="Standard">
      <style:paragraph-properties fo:text-align="center" style:justify-single-word="false"/>
      <style:text-properties officeooo:rsid="0018cd2d" officeooo:paragraph-rsid="0018cd2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rse.y</text:span><text:tab/></text:p>
      <text:p text:style-name="P1"><text:tab/></text:p>
      <text:p text:style-name="P1">{</text:p>
      <text:p text:style-name="P1">module Parse where</text:p>
      <text:p text:style-name="P1">import Common</text:p>
      <text:p text:style-name="P1">import Data.Maybe</text:p>
      <text:p text:style-name="P1">import Data.Char</text:p>
      <text:p text:style-name="P1"></text:p>
      <text:p text:style-name="P1">}</text:p>
      <text:p text:style-name="P1"></text:p>
      <text:p text:style-name="P1">%monad { P } { thenP } { returnP }</text:p>
      <text:p text:style-name="P1">%name parseStmt Def</text:p>
      <text:p text:style-name="P1">%name parseStmts Defs</text:p>
      <text:p text:style-name="P1">%name term Exp</text:p>
      <text:p text:style-name="P1"></text:p>
      <text:p text:style-name="P1">%tokentype { Token }</text:p>
      <text:p text:style-name="P1">%lexer {lexer} {TEOF}</text:p>
      <text:p text:style-name="P1"></text:p>
      <text:p text:style-name="P1">%token</text:p>
      <text:p text:style-name="P1"><text:s text:c="4"/>'=' <text:s text:c="4"/>{ TEquals }</text:p>
      <text:p text:style-name="P1"><text:s text:c="4"/>':' <text:s text:c="4"/>{ TColon }</text:p>
      <text:p text:style-name="P1"><text:s text:c="4"/>'\\' <text:s text:c="3"/>{ TAbs }</text:p>
      <text:p text:style-name="P1"><text:s text:c="4"/>'.' <text:s text:c="4"/>{ TDot }</text:p>
      <text:p text:style-name="P1"><text:s text:c="4"/>'(' <text:s text:c="4"/>{ TOpen }</text:p>
      <text:p text:style-name="P1"><text:s text:c="4"/>')' <text:s text:c="4"/>{ TClose }</text:p>
      <text:p text:style-name="P1"><text:s text:c="4"/>'-&gt;' <text:s text:c="3"/>{ TArrow }</text:p>
      <text:p text:style-name="P1"><text:s text:c="4"/>VAR <text:s text:c="4"/>{ TVar $$ }</text:p>
      <text:p text:style-name="P1"><text:s text:c="4"/>TYPE <text:s text:c="3"/>{ TType }</text:p>
      <text:p text:style-name="P1"><text:s text:c="4"/>DEF <text:s text:c="4"/>{ TDef }</text:p>
      <text:p text:style-name="P1"><text:s text:c="4"/>LET <text:s text:c="4"/>{ TLet } <text:s/></text:p>
      <text:p text:style-name="P1"><text:s text:c="4"/>IN <text:s text:c="5"/>{ TIn } <text:s/></text:p>
      <text:p text:style-name="P1"><text:s text:c="4"/>AS <text:s text:c="5"/>{ TAs }</text:p>
      <text:p text:style-name="P1"><text:s text:c="4"/>',' <text:s text:c="4"/>{ TComa } <text:s text:c="3"/></text:p>
      <text:p text:style-name="P1"><text:s text:c="4"/>UNIT <text:s text:c="3"/>{ Tunit } </text:p>
      <text:p text:style-name="P1"><text:s text:c="4"/>TUNIT <text:s text:c="2"/>{ TTUnit } <text:s text:c="3"/></text:p>
      <text:p text:style-name="P1"><text:s text:c="4"/>FST <text:s text:c="4"/>{ TFst } <text:s text:c="3"/></text:p>
      <text:p text:style-name="P1"><text:s text:c="4"/>SND <text:s text:c="4"/>{ TSnd } <text:s/></text:p>
      <text:p text:style-name="P1"><text:s text:c="4"/>REC <text:s text:c="4"/>{ TR }</text:p>
      <text:p text:style-name="P1"><text:s text:c="4"/>SUC <text:s text:c="4"/>{ TSuc }</text:p>
      <text:p text:style-name="P1"><text:s text:c="4"/>ZERO <text:s text:c="3"/>{ TZero }</text:p>
      <text:p text:style-name="P1"><text:s text:c="4"/>NAT <text:s text:c="4"/>{ TTNat } <text:s text:c="2"/></text:p>
      <text:p text:style-name="P1"></text:p>
      <text:p text:style-name="P1">%right VAR</text:p>
      <text:p text:style-name="P1">%left '=' </text:p>
      <text:p text:style-name="P1">%right '-&gt;'</text:p>
      <text:p text:style-name="P1">%right '\\' '.' LET IN</text:p>
      <text:p text:style-name="P1">%left AS </text:p>
      <text:p text:style-name="P1">%right REC</text:p>
      <text:p text:style-name="P1">%right SUC </text:p>
      <text:p text:style-name="P1">%right SND FST</text:p>
      <text:p text:style-name="P1"></text:p>
      <text:p text:style-name="P1"></text:p>
      <text:p text:style-name="P1"><text:soft-page-break/>%%</text:p>
      <text:p text:style-name="P1"></text:p>
      <text:p text:style-name="P1">Def <text:s text:c="4"/>: <text:s/>Defexp <text:s text:c="20"/><text:tab/><text:tab/>{ $1 }</text:p>
      <text:p text:style-name="P1"><text:s text:c="11"/>| <text:s/>Exp<text:tab/> <text:s text:c="22"/><text:tab/><text:tab/>{ Eval $1 }</text:p>
      <text:p text:style-name="P1">Defexp <text:s/>: DEF VAR '=' Exp <text:s text:c="14"/>{ Def $2 $4 } </text:p>
      <text:p text:style-name="P1"></text:p>
      <text:p text:style-name="P1">Exp <text:s text:c="4"/>:: { LamTerm }</text:p>
      <text:p text:style-name="P1"><text:s text:c="8"/>: LET VAR '=' Exp IN Exp <text:s text:c="7"/>{ LetIn $2 $4 $6 } </text:p>
      <text:p text:style-name="P1"><text:s text:c="8"/>| '\\' VAR ':' Type '.' Exp <text:s text:c="3"/><text:tab/>{ Abs $2 $4 $6 }</text:p>
      <text:p text:style-name="P1"><text:s text:c="8"/>| Exp AS Type <text:s text:c="17"/><text:tab/>{ Asc $1 $3 } </text:p>
      <text:p text:style-name="P1"><text:s text:c="8"/>| FST Exp <text:s text:c="21"/><text:tab/><text:tab/>{ Pri $2 } </text:p>
      <text:p text:style-name="P1"><text:s text:c="8"/>| SND Exp <text:s text:c="21"/><text:tab/><text:tab/>{ Seg $2 } <text:s/></text:p>
      <text:p text:style-name="P1"><text:s text:c="8"/>| SUC Exp <text:s text:c="21"/><text:tab/><text:tab/>{ Succ $2 }</text:p>
      <text:p text:style-name="P1"><text:s text:c="8"/>| REC Atom Atom Atom <text:s text:c="11"/>{ Rec $2 $3 $4} <text:s text:c="34"/></text:p>
      <text:p text:style-name="P1"><text:s text:c="8"/>| NAbs <text:s text:c="24"/><text:tab/><text:tab/>{ $1 }</text:p>
      <text:p text:style-name="P1"></text:p>
      <text:p text:style-name="P1">NAbs <text:s text:c="3"/>:: { LamTerm }</text:p>
      <text:p text:style-name="P1"><text:s text:c="8"/>: NAbs Atom <text:s text:c="19"/><text:tab/>{ App $1 $2 }</text:p>
      <text:p text:style-name="P1"><text:s text:c="8"/>| Atom <text:s text:c="24"/><text:tab/><text:tab/>{ $1 }</text:p>
      <text:p text:style-name="P1"></text:p>
      <text:p text:style-name="P1">Atom <text:s text:c="3"/>:: { LamTerm }</text:p>
      <text:p text:style-name="P1"><text:s text:c="8"/>: VAR <text:s text:c="25"/><text:tab/><text:tab/>{ LVar $1 }</text:p>
      <text:p text:style-name="P1"><text:s text:c="8"/>| '(' Exp ')' <text:s text:c="17"/><text:tab/><text:tab/>{ $2 }</text:p>
      <text:p text:style-name="P1"><text:s text:c="8"/>| UNIT<text:tab/> <text:s text:c="24"/><text:tab/>{ LUnit }<text:tab/> </text:p>
      <text:p text:style-name="P1"><text:s text:c="8"/>| ZERO <text:s text:c="24"/><text:tab/><text:tab/>{ Cero }</text:p>
      <text:p text:style-name="P1"><text:s text:c="8"/>| '(' Exp ',' Exp ')' <text:s text:c="8"/><text:tab/> <text:tab/>{ Par $2 $4 } <text:s text:c="7"/></text:p>
      <text:p text:style-name="P1"></text:p>
      <text:p text:style-name="P1">Type <text:s text:c="3"/>: TYPE <text:s text:c="22"/><text:tab/><text:tab/> { Base }</text:p>
      <text:p text:style-name="P1"><text:tab/>| Type '-&gt;' Type <text:s text:c="14"/><text:tab/> { Fun $1 $3 }</text:p>
      <text:p text:style-name="P1"><text:s text:c="7"/><text:tab/>| '(' Type ')' <text:s text:c="14"/><text:tab/><text:tab/> { $2 }</text:p>
      <text:p text:style-name="P1"><text:tab/>| TUNIT<text:tab/><text:tab/><text:tab/> { TUnit }</text:p>
      <text:p text:style-name="P1"><text:s text:c="8"/><text:tab/>| '(' Type ',' Type ')'<text:tab/> <text:s text:c="6"/><text:tab/> { TPar $2 $4}</text:p>
      <text:p text:style-name="P1"><text:s text:c="8"/><text:tab/>| NAT <text:s text:c="25"/><text:tab/> { TNat } </text:p>
      <text:p text:style-name="P1"><text:s/></text:p>
      <text:p text:style-name="P1"></text:p>
      <text:p text:style-name="P1">Defs <text:s text:c="3"/>: Defexp Defs <text:s text:c="17"/><text:tab/>{ $1 : $2 }</text:p>
      <text:p text:style-name="P1"><text:s text:c="7"/><text:tab/>| <text:s text:c="29"/><text:tab/><text:tab/>{ [] }</text:p>
      <text:p text:style-name="P1">{</text:p>
      <text:p text:style-name="P1"></text:p>
      <text:p text:style-name="P1">data ParseResult a = Ok a | Failed String</text:p>
      <text:p text:style-name="P1"><text:s text:c="21"/>deriving Show <text:s text:c="20"/></text:p>
      <text:p text:style-name="P1">type LineNumber = Int</text:p>
      <text:p text:style-name="P1">type P a = String -&gt; LineNumber -&gt; ParseResult a</text:p>
      <text:p text:style-name="P1"></text:p>
      <text:p text:style-name="P1">getLineNo :: P LineNumber</text:p>
      <text:p text:style-name="P1">getLineNo = \s l -&gt; Ok l</text:p>
      <text:p text:style-name="P1"></text:p>
      <text:p text:style-name="P1">thenP :: P a -&gt; (a -&gt; P b) -&gt; P b</text:p>
      <text:p text:style-name="P1">m `thenP` k = \s l-&gt; case m s l of</text:p>
      <text:p text:style-name="P1"><text:s text:c="25"/>Ok a <text:s text:c="4"/>-&gt; k a s l</text:p>
      <text:p text:style-name="P1"><text:s text:c="25"/>Failed e -&gt; Failed e</text:p>
      <text:p text:style-name="P1"><text:s text:c="25"/></text:p>
      <text:p text:style-name="P1"><text:soft-page-break/>returnP :: a -&gt; P a</text:p>
      <text:p text:style-name="P1">returnP a = \s l-&gt; Ok a</text:p>
      <text:p text:style-name="P1"></text:p>
      <text:p text:style-name="P1">failP :: String -&gt; P a</text:p>
      <text:p text:style-name="P1">failP err = \s l -&gt; Failed err</text:p>
      <text:p text:style-name="P1"></text:p>
      <text:p text:style-name="P1">catchP :: P a -&gt; (String -&gt; P a) -&gt; P a</text:p>
      <text:p text:style-name="P1">catchP m k = \s l -&gt; case m s l of</text:p>
      <text:p text:style-name="P1"><text:s text:c="24"/>Ok a <text:s text:c="4"/>-&gt; Ok a</text:p>
      <text:p text:style-name="P1"><text:s text:c="24"/>Failed e -&gt; k e s l</text:p>
      <text:p text:style-name="P1"></text:p>
      <text:p text:style-name="P1">happyError :: P a</text:p>
      <text:p text:style-name="P1">happyError = \ s i -&gt; Failed $ "Línea "++(show (i::LineNumber))++": Error de parseo\n"++(s)</text:p>
      <text:p text:style-name="P1"></text:p>
      <text:p text:style-name="P1">data Token = TVar String</text:p>
      <text:p text:style-name="P1"><text:s text:c="15"/>| TType</text:p>
      <text:p text:style-name="P1"><text:s text:c="15"/>| TDef</text:p>
      <text:p text:style-name="P1"><text:s text:c="15"/>| TAbs</text:p>
      <text:p text:style-name="P1"><text:s text:c="15"/>| TDot</text:p>
      <text:p text:style-name="P1"><text:s text:c="15"/>| TOpen</text:p>
      <text:p text:style-name="P1"><text:s text:c="15"/>| TClose </text:p>
      <text:p text:style-name="P1"><text:s text:c="15"/>| TColon</text:p>
      <text:p text:style-name="P1"><text:s text:c="15"/>| TArrow</text:p>
      <text:p text:style-name="P1"><text:s text:c="15"/>| TEquals</text:p>
      <text:p text:style-name="P1"><text:s text:c="15"/>| TEOF</text:p>
      <text:p text:style-name="P1"><text:s text:c="15"/>| TLet</text:p>
      <text:p text:style-name="P1"><text:s text:c="15"/>| TIn</text:p>
      <text:p text:style-name="P1"><text:s text:c="15"/>| TAs</text:p>
      <text:p text:style-name="P1"><text:s text:c="15"/>| Tunit</text:p>
      <text:p text:style-name="P1"><text:s text:c="15"/>| TTUnit </text:p>
      <text:p text:style-name="P1"><text:s text:c="15"/>| TComa</text:p>
      <text:p text:style-name="P1"><text:s text:c="15"/>| TFst</text:p>
      <text:p text:style-name="P1"><text:s text:c="15"/>| TSnd <text:s/></text:p>
      <text:p text:style-name="P1"><text:s text:c="15"/>| TTNat </text:p>
      <text:p text:style-name="P1"><text:s text:c="15"/>| TZero </text:p>
      <text:p text:style-name="P1"><text:s text:c="15"/>| TR</text:p>
      <text:p text:style-name="P1"><text:s text:c="15"/>| TSuc</text:p>
      <text:p text:style-name="P1"><text:s text:c="15"/>deriving Show </text:p>
      <text:p text:style-name="P1"></text:p>
      <text:p text:style-name="P1"></text:p>
      <text:p text:style-name="P1">----------------------------------</text:p>
      <text:p text:style-name="P1">lexer cont s = case s of</text:p>
      <text:p text:style-name="P1"><text:s text:c="20"/>[] -&gt; cont TEOF []</text:p>
      <text:p text:style-name="P1"><text:s text:c="20"/>('\n':s) <text:s/>-&gt; <text:s/>\line -&gt; lexer cont s (line + 1)</text:p>
      <text:p text:style-name="P1"><text:s text:c="20"/>(c:cs)</text:p>
      <text:p text:style-name="P1"><text:s text:c="26"/>| isSpace c -&gt; lexer cont cs</text:p>
      <text:p text:style-name="P1"><text:s text:c="26"/>| isAlpha c -&gt; lexVar (c:cs)</text:p>
      <text:p text:style-name="P1"><text:s text:c="20"/>('-':('-':cs)) -&gt; lexer cont $ dropWhile ((/=) '\n') cs</text:p>
      <text:p text:style-name="P1"><text:s text:c="20"/>('{':('-':cs)) -&gt; consumirBK 0 0 cont cs<text:tab/></text:p>
      <text:p text:style-name="P1"><text:tab/> <text:s text:c="11"/>('-':('}':cs)) -&gt; \ line -&gt; Failed $ "Línea "++(show line)++": Comentario no abierto"</text:p>
      <text:p text:style-name="P1"><text:s text:c="20"/>('-':('&gt;':cs)) -&gt; cont TArrow cs</text:p>
      <text:p text:style-name="P1"><text:s text:c="20"/>('\\':cs)-&gt; cont TAbs cs</text:p>
      <text:p text:style-name="P1"><text:soft-page-break/><text:s text:c="20"/>('.':cs) -&gt; cont TDot cs</text:p>
      <text:p text:style-name="P1"><text:s text:c="20"/>('(':cs) -&gt; cont TOpen cs</text:p>
      <text:p text:style-name="P1"><text:s text:c="20"/>(')':cs) -&gt; cont TClose cs</text:p>
      <text:p text:style-name="P1"><text:s text:c="20"/>(':':cs) -&gt; cont TColon cs</text:p>
      <text:p text:style-name="P1"><text:s text:c="20"/>('=':cs) -&gt; cont TEquals cs</text:p>
      <text:p text:style-name="P1"><text:s text:c="20"/>(',': cs) -&gt; cont TComa cs <text:s/></text:p>
      <text:p text:style-name="P1"><text:s text:c="20"/>('0':cs) <text:s/>-&gt; cont TZero cs <text:s text:c="5"/></text:p>
      <text:p text:style-name="P1"><text:s text:c="20"/>unknown -&gt; \line -&gt; Failed $ "Línea "++(show line)++": No se puede reconocer "++(show $ take 10 unknown)++ "..."</text:p>
      <text:p text:style-name="P1"><text:s text:c="20"/>where lexVar cs = case span isAlpha cs of</text:p>
      <text:p text:style-name="P1"><text:s text:c="43"/>("B",rest) <text:s text:c="2"/>-&gt; cont TType rest</text:p>
      <text:p text:style-name="P1"><text:s text:c="43"/>("def",rest) -&gt; cont TDef rest</text:p>
      <text:p text:style-name="P1"><text:s text:c="48"/></text:p>
      <text:p text:style-name="P1"><text:s text:c="43"/>("let", rest) -&gt; cont TLet rest</text:p>
      <text:p text:style-name="P1"><text:s text:c="43"/>("in", rest) -&gt; cont TIn rest</text:p>
      <text:p text:style-name="P1"><text:s text:c="43"/>("as",rest) -&gt; cont TAs rest</text:p>
      <text:p text:style-name="P1"><text:s text:c="43"/>("unit", rest) -&gt; cont Tunit rest</text:p>
      <text:p text:style-name="P1"><text:s text:c="43"/>("Unit",rest) -&gt; cont TTUnit rest</text:p>
      <text:p text:style-name="P1"><text:s text:c="43"/>("fst", rest) -&gt; cont TFst rest</text:p>
      <text:p text:style-name="P1"><text:s text:c="43"/>("snd", rest) -&gt; cont TSnd rest</text:p>
      <text:p text:style-name="P1"><text:s text:c="43"/>("suc", rest) -&gt; cont TSuc rest</text:p>
      <text:p text:style-name="P1"><text:s text:c="43"/>("Nat",rest) -&gt; cont TTNat rest <text:s text:c="44"/></text:p>
      <text:p text:style-name="P1"><text:s text:c="43"/>("R", rest) -&gt; cont TR rest <text:s text:c="39"/></text:p>
      <text:p text:style-name="P1"><text:s text:c="43"/>(var,rest) <text:s text:c="2"/>-&gt; cont (TVar var) rest</text:p>
      <text:p text:style-name="P1"><text:s text:c="26"/>consumirBK anidado cl cont s = case s of</text:p>
      <text:p text:style-name="P1"><text:s text:c="70"/>('-':('-':cs)) -&gt; consumirBK anidado cl cont $ dropWhile ((/=) '\n') cs</text:p>
      <text:p text:style-name="P1"><text:tab/><text:tab/> <text:s text:c="53"/>('{':('-':cs)) -&gt; consumirBK (anidado+1) cl cont cs<text:tab/></text:p>
      <text:p text:style-name="P1"><text:tab/><text:tab/> <text:s text:c="53"/>('-':('}':cs)) -&gt; case anidado of</text:p>
      <text:p text:style-name="P1"><text:tab/><text:tab/><text:tab/> <text:s text:c="68"/>0 -&gt; \line -&gt; lexer cont cs (line+cl)</text:p>
      <text:p text:style-name="P1"><text:tab/><text:tab/><text:tab/> <text:s text:c="68"/>_ -&gt; consumirBK (anidado-1) cl cont cs</text:p>
      <text:p text:style-name="P1"><text:tab/><text:tab/> <text:s text:c="53"/>('\n':cs) -&gt; consumirBK anidado (cl+1) cont cs</text:p>
      <text:p text:style-name="P1"><text:tab/><text:tab/> <text:s text:c="53"/>(_:cs) -&gt; consumirBK anidado cl cont cs <text:s text:c="4"/></text:p>
      <text:p text:style-name="P1"><text:s text:c="43"/></text:p>
      <text:p text:style-name="P1">stmts_parse s = parseStmts s 1</text:p>
      <text:p text:style-name="P1">stmt_parse s = parseStmt s 1</text:p>
      <text:p text:style-name="P1">term_parse s = term s 1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9:24:58.413156673</meta:creation-date>
    <dc:date>2014-10-08T19:30:18.347220219</dc:date>
    <meta:editing-duration>P0D</meta:editing-duration>
    <meta:editing-cycles>1</meta:editing-cycles>
    <meta:document-statistic meta:table-count="0" meta:image-count="0" meta:object-count="0" meta:page-count="4" meta:paragraph-count="192" meta:word-count="856" meta:character-count="6867" meta:non-whitespace-character-count="2918"/>
    <meta:generator>LibreOffice/4.1.2.3$Linux_X86_64 LibreOffice_project/410m0$Build-3</meta:generator>
  </office:meta>
</office:document-meta>
</file>